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PathPatternParser.recordCapturedVariable( int pos , String variab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rnalPathPatternParser.pushPathElement( PathElement newPathElem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InternalPathPatternParser.getPathElemen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alPathPatternParser.InternalPathPatternParser( PathPatternParser parent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PathPatternParser.createPathElement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InternalPathPatternParser.findRegexStart( char [ ] data , int off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rnalPathPatternParser.parse( String pathPattern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41">
            <text:p text:style-name="Table_20_Contents">41</text:p>
          </table:table-cell>
          <table:table-cell office:value-type="float" office:value="87">
            <text:p text:style-name="Table_20_Contents">87</text:p>
          </table:table-cell>
        </table:table-row>
        <table:table-row>
          <table:table-cell office:value-type="string">
            <text:p text:style-name="Table_20_Contents">InternalPathPatternParser.peekDoubleWildcar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ternalPathPatternParser.skipCaptureRegex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InternalPathPatternParser.resetPathElemen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